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75.86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92.86pt"/>
    </style:style>
    <style:style style:name="co19" style:family="table-column">
      <style:table-column-properties fo:break-before="auto" style:column-width="88.21pt"/>
    </style:style>
    <style:style style:name="co20" style:family="table-column">
      <style:table-column-properties fo:break-before="auto" style:column-width="254.95pt"/>
    </style:style>
    <style:style style:name="co21" style:family="table-column">
      <style:table-column-properties fo:break-before="auto" style:column-width="53.49pt"/>
    </style:style>
    <style:style style:name="co22" style:family="table-column">
      <style:table-column-properties fo:break-before="auto" style:column-width="31.1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201671466231346" calcext:value-type="float">
            <text:p>0.201671466231346</text:p>
          </table:table-cell>
          <table:table-cell office:value-type="float" office:value="0.201671481132507" calcext:value-type="float">
            <text:p>0.201671481132507</text:p>
          </table:table-cell>
          <table:table-cell office:value-type="float" office:value="0.666432082653046" calcext:value-type="float">
            <text:p>0.666432082653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2026" calcext:value-type="float">
            <text:p>2026</text:p>
          </table:table-cell>
          <table:table-cell office:value-type="float" office:value="58.8079466819763" calcext:value-type="float">
            <text:p>58.8079466819763</text:p>
          </table:table-cell>
          <table:table-cell office:value-type="string" calcext:value-type="string">
            <text:p>11_D_exp64</text:p>
          </table:table-cell>
          <table:table-cell office:value-type="string" calcext:value-type="string">
            <text:p>11_D.v1.l1.ds1.l_combo10.ds_combo2.idays60.odays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22399412095547" calcext:value-type="float">
            <text:p>0.062239941209555</text:p>
          </table:table-cell>
          <table:table-cell office:value-type="float" office:value="0.934523820877075" calcext:value-type="float">
            <text:p>0.934523820877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9.715136051178" calcext:value-type="float">
            <text:p>49.715136051178</text:p>
          </table:table-cell>
          <table:table-cell table:style-name="ce1" office:value-type="string" calcext:value-type="string">
            <text:p>11_D_exp32</text:p>
          </table:table-cell>
          <table:table-cell table:style-name="ce1" office:value-type="string" calcext:value-type="string">
            <text:p>11_D.v1.l1.ds1.l_combo5.ds_combo3.idays60.odays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4470145404339" calcext:value-type="float">
            <text:p>0.058447014540434</text:p>
          </table:table-cell>
          <table:table-cell office:value-type="float" office:value="0.934523820877075" calcext:value-type="float">
            <text:p>0.934523820877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09.309959411621" calcext:value-type="float">
            <text:p>109.309959411621</text:p>
          </table:table-cell>
          <table:table-cell table:style-name="ce1" office:value-type="string" calcext:value-type="string">
            <text:p>11_D_exp64</text:p>
          </table:table-cell>
          <table:table-cell table:style-name="ce1" office:value-type="string" calcext:value-type="string">
            <text:p>11_D.v1.l1.ds1.l_combo5.ds_combo3.idays60.odays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8197394609451" calcext:value-type="float">
            <text:p>0.198197394609451</text:p>
          </table:table-cell>
          <table:table-cell office:value-type="float" office:value="0.652173936367035" calcext:value-type="float">
            <text:p>0.652173936367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62" calcext:value-type="float">
            <text:p>2062</text:p>
          </table:table-cell>
          <table:table-cell office:value-type="float" office:value="49.8627436161041" calcext:value-type="float">
            <text:p>49.8627436161041</text:p>
          </table:table-cell>
          <table:table-cell office:value-type="string" calcext:value-type="string">
            <text:p>11_I_exp8</text:p>
          </table:table-cell>
          <table:table-cell office:value-type="string" calcext:value-type="string">
            <text:p>11_I.v1.l1.ds1.l_combo10.ds_combo4.idays30.odays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601792261004448" calcext:value-type="float">
            <text:p>0.060179226100445</text:p>
          </table:table-cell>
          <table:table-cell office:value-type="float" office:value="0.0601792298257351" calcext:value-type="float">
            <text:p>0.060179229825735</text:p>
          </table:table-cell>
          <table:table-cell office:value-type="float" office:value="0.936224460601806" calcext:value-type="float">
            <text:p>0.936224460601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354" calcext:value-type="float">
            <text:p>3354</text:p>
          </table:table-cell>
          <table:table-cell table:style-name="ce1" office:value-type="float" office:value="145.582885980606" calcext:value-type="float">
            <text:p>145.582885980606</text:p>
          </table:table-cell>
          <table:table-cell table:style-name="ce1" office:value-type="string" calcext:value-type="string">
            <text:p>11_I_exp8</text:p>
          </table:table-cell>
          <table:table-cell table:style-name="ce1" office:value-type="string" calcext:value-type="string">
            <text:p>11_I.v1.l1.ds1.l_combo5.ds_combo2.idays60.odays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1:44:13.847931392</dc:date>
    <meta:editing-duration>PT6M10S</meta:editing-duration>
    <meta:editing-cycles>1</meta:editing-cycles>
    <meta:document-statistic meta:table-count="1" meta:cell-count="149" meta:object-count="0"/>
    <meta:generator>LibreOffice/6.0.7.3$Linux_X86_64 LibreOffice_project/00m0$Build-3</meta:generator>
  </office:meta>
</office:document-meta>
</file>